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path draw:style-name="gr2" draw:id="shape2" draw:name="path701" draw:layer="" svg:width="108.24112546789pt" svg:height="99.58223323646pt" svg:x="0.00000000000pt" svg:y="0.20910400000pt" svg:viewBox="0 0 108 100" svg:d="M108.241 99.5822L0.0107362 0L0 99.5295Z" koffice:nodeTypes="cccc"/>
          <draw:path draw:style-name="gr2" draw:id="shape3" draw:name="path702" draw:layer="" svg:width="108.24112865673pt" svg:height="99.58222525319pt" svg:x="41.31002080000pt" svg:y="0.00000000000pt" svg:viewBox="0 0 108 100" svg:d="M0 0L108.23 99.5822L108.241 0.0526417Z" koffice:nodeTypes="cccc"/>
          <draw:path draw:style-name="gr3" draw:id="shape4" draw:name="path703" draw:layer="" svg:width="137.92167295533pt" svg:height="99.71359336610pt" svg:x="6.49864800000pt" svg:y="0.04775200000pt" svg:viewBox="0 0 138 100" svg:d="M0 7.98854e-06L27.8778 0L137.922 99.7136L109.163 99.7134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51</dc:date>
    <meta:creation-date>2011-05-22T06:11:05</meta:creation-date>
    <dc:creator>Yue Liu</dc:creator>
  </office:meta>
</office:document-meta>
</file>